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d.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RowSpan( int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getNeedLineBrea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d.td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NoWrap( boolean wr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Abbr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Axes( String id_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BgColor( String 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ColSpan( int col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td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RowSpan( String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ColSpan( String col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Axis( String c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Height(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